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 style:list-style-name="L4">
      <style:paragraph-properties style:writing-mode="lr-tb"/>
    </style:style>
    <style:style style:name="P11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5"/>
    <style:style style:name="P13" style:family="paragraph" style:parent-style-name="Preformatted_20_Text" style:list-style-name="L5">
      <style:paragraph-properties fo:margin-left="0cm" fo:margin-right="0cm" fo:text-indent="0cm" style:auto-text-indent="false" style:writing-mode="lr-tb"/>
    </style:style>
    <style:style style:name="P14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Aula 01 – Primeiros Comandos em Python</text:h>
      <text:h text:style-name="Heading_20_2" text:outline-level="2">🖥️ Escrevendo na tela</text:h>
      <text:p text:style-name="Text_20_body">O comando <text:span text:style-name="Strong_20_Emphasis"><text:span text:style-name="Source_20_Text">print()</text:span></text:span> serve para mostrar informações no console (tela).</text:p>
      <text:p text:style-name="P1"><text:span text:style-name="Source_20_Text">print("Olá, Mundo!")</text:span></text:p>
      <text:p text:style-name="Text_20_body">➡️ Aqui o Python mostra a frase <text:span text:style-name="Strong_20_Emphasis">Olá, Mundo!</text:span>.</text:p>
      <text:p text:style-name="Horizontal_20_Line"/>
      <text:h text:style-name="Heading_20_2" text:outline-level="2">🔢 Operações dentro do print</text:h>
      <text:p text:style-name="Text_20_body">Você pode usar o <text:span text:style-name="Source_20_Text">print()</text:span> para fazer contas diretamente:</text:p>
      <text:p text:style-name="P2"><text:span text:style-name="Source_20_Text">print(7 + 4) <text:s text:c="2"/># Soma → resultado: 11</text:span></text:p>
      <text:p text:style-name="P3"><text:span text:style-name="Source_20_Text">print("7" + "4") <text:s/># Aqui ele junta (concatena) → resultado: 74</text:span></text:p>
      <text:p text:style-name="P4"><text:span text:style-name="Source_20_Text">print("Olá", 7) <text:s text:c="2"/># Mistura texto com número sem erro → resultado: Olá 7</text:span></text:p>
      <text:p text:style-name="Text_20_body">📌 Dica:</text:p>
      <text:list text:style-name="L1">
        <text:list-item>
          <text:p text:style-name="P5">Quando os números estão <text:span text:style-name="Strong_20_Emphasis">sem aspas</text:span>, o Python faz conta.</text:p>
        </text:list-item>
        <text:list-item>
          <text:p text:style-name="P5">Quando estão <text:span text:style-name="Strong_20_Emphasis">entre aspas</text:span>, o Python entende como texto.</text:p>
        </text:list-item>
      </text:list>
      <text:p text:style-name="Horizontal_20_Line"/>
      <text:h text:style-name="Heading_20_2" text:outline-level="2">📦 Variáveis</text:h>
      <text:p text:style-name="Text_20_body">Variáveis são “caixinhas” que guardam informações.<text:line-break/>No Python, usamos o <text:span text:style-name="Source_20_Text">=</text:span> (recebe/atribui valor).</text:p>
      <text:p text:style-name="P2"><text:span text:style-name="Source_20_Text">nome = "Marcelo"</text:span></text:p>
      <text:p text:style-name="P3"><text:span text:style-name="Source_20_Text">idade = 32</text:span></text:p>
      <text:p text:style-name="P3"><text:span text:style-name="Source_20_Text">peso = 100.2</text:span></text:p>
      <text:p text:style-name="P3"/>
      <text:p text:style-name="P4"><text:span text:style-name="Source_20_Text">print(nome, idade, peso)</text:span></text:p>
      <text:p text:style-name="Text_20_body">➡️ Aqui guardamos texto (<text:span text:style-name="Source_20_Text">str</text:span>), número inteiro (<text:span text:style-name="Source_20_Text">int</text:span>) e número decimal (<text:span text:style-name="Source_20_Text">float</text:span>).</text:p>
      <text:p text:style-name="Horizontal_20_Line"/>
      <text:h text:style-name="Heading_20_2" text:outline-level="2">⌨️ Lendo dados do usuário</text:h>
      <text:p text:style-name="Text_20_body">A função <text:span text:style-name="Strong_20_Emphasis"><text:span text:style-name="Source_20_Text">input()</text:span></text:span> significa “leia”.<text:line-break/>Ela faz uma pergunta e guarda a resposta em uma variável.</text:p>
      <text:p text:style-name="P2"><text:span text:style-name="Source_20_Text">nome = input("Qual é o seu nome? ")</text:span></text:p>
      <text:p text:style-name="P3"><text:span text:style-name="Source_20_Text">idade = input("Qual é a sua idade? ")</text:span></text:p>
      <text:p text:style-name="P3"><text:span text:style-name="Source_20_Text">peso = input("Qual é o seu peso? ")</text:span></text:p>
      <text:p text:style-name="P3"/>
      <text:p text:style-name="P4"><text:span text:style-name="Source_20_Text">print(nome, idade, peso)</text:span></text:p>
      <text:p text:style-name="Text_20_body"><text:soft-page-break/>⚠️ Importante: o <text:span text:style-name="Strong_20_Emphasis">input sempre retorna texto</text:span> (string).<text:line-break/>Se quiser trabalhar com números, precisa converter:</text:p>
      <text:list text:style-name="L2">
        <text:list-item>
          <text:p text:style-name="P6"><text:span text:style-name="Source_20_Text">int()</text:span> → para inteiros.</text:p>
        </text:list-item>
        <text:list-item>
          <text:p text:style-name="P6"><text:span text:style-name="Source_20_Text">float()</text:span> → para números decimais.</text:p>
        </text:list-item>
      </text:list>
      <text:p text:style-name="Horizontal_20_Line"/>
      <text:h text:style-name="Heading_20_2" text:outline-level="2">📝 Exercícios</text:h>
      <text:h text:style-name="Heading_20_3" text:outline-level="3">01 – Mensagem de boas-vindas</text:h>
      <text:p text:style-name="P2"><text:span text:style-name="Source_20_Text">nome = input("Qual é o seu nome? ")</text:span></text:p>
      <text:p text:style-name="P4"><text:span text:style-name="Source_20_Text">print("Olá", nome, "! Prazer em te conhecer!")</text:span></text:p>
      <text:p text:style-name="Horizontal_20_Line"/>
      <text:h text:style-name="Heading_20_3" text:outline-level="3">02 – Data de nascimento formatada</text:h>
      <text:p text:style-name="P2"><text:span text:style-name="Source_20_Text">print("Qual é a sua data de nascimento?")</text:span></text:p>
      <text:p text:style-name="P3"/>
      <text:p text:style-name="P3"><text:span text:style-name="Source_20_Text">dia = input("Dia: ")</text:span></text:p>
      <text:p text:style-name="P3"><text:span text:style-name="Source_20_Text">mes = input("Mês: ")</text:span></text:p>
      <text:p text:style-name="P3"><text:span text:style-name="Source_20_Text">ano = input("Ano: ")</text:span></text:p>
      <text:p text:style-name="P3"/>
      <text:p text:style-name="P4"><text:span text:style-name="Source_20_Text">print("Você nasceu no dia", dia, "de", mes, "de", ano, ". Correto?")</text:span></text:p>
      <text:p text:style-name="Horizontal_20_Line"/>
      <text:h text:style-name="Heading_20_3" text:outline-level="3">03 – Soma de dois números</text:h>
      <text:p text:style-name="P2"><text:span text:style-name="Source_20_Text">numero1 = int(input("Primeiro número: "))</text:span></text:p>
      <text:p text:style-name="P3"><text:span text:style-name="Source_20_Text">numero2 = int(input("Segundo número: "))</text:span></text:p>
      <text:p text:style-name="P3"><text:span text:style-name="Source_20_Text">soma = numero1 + numero2</text:span></text:p>
      <text:p text:style-name="P3"/>
      <text:p text:style-name="P4"><text:span text:style-name="Source_20_Text">print("A soma é:", soma)</text:span></text:p>
      <text:p text:style-name="Horizontal_20_Line"/>
      <text:p text:style-name="Text_20_body">✅ Assim fechamos a <text:span text:style-name="Strong_20_Emphasis">primeira aula</text:span>:</text:p>
      <text:list text:style-name="L3">
        <text:list-item>
          <text:p text:style-name="P7"><text:span text:style-name="Source_20_Text">print()</text:span></text:p>
        </text:list-item>
        <text:list-item>
          <text:p text:style-name="P7"><text:span text:style-name="Source_20_Text">input()</text:span></text:p>
        </text:list-item>
        <text:list-item>
          <text:p text:style-name="P7">variáveis</text:p>
        </text:list-item>
        <text:list-item>
          <text:p text:style-name="P7">operações básicas</text:p>
        </text:list-item>
        <text:list-item>
          <text:p text:style-name="P7">diferença entre texto e número</text:p>
        </text:list-item>
      </text:list>
      <text:p text:style-name="Text_20_body">Você quer aprender <text:span text:style-name="Strong_20_Emphasis">não só como usar os comandos, mas também quais funções existem e o que cada uma pode fazer</text:span>.<text:line-break/>Então, vou organizar isso dentro do que vimos na <text:span text:style-name="Strong_20_Emphasis">Aula 01</text:span>, e depois já deixo um resumo das funções principais que você vai usar muito no começo.</text:p>
      <text:p text:style-name="Horizontal_20_Line"/>
      <text:h text:style-name="Heading_20_1" text:outline-level="1"><text:soft-page-break/>📘 Funções que aprendemos até agora</text:h>
      <text:h text:style-name="Heading_20_2" text:outline-level="2">🖥️ <text:span text:style-name="Source_20_Text">print()</text:span></text:h>
      <text:list text:style-name="L4">
        <text:list-item>
          <text:p text:style-name="P8"><text:span text:style-name="Strong_20_Emphasis">Função</text:span>: mostra informações na tela.</text:p>
        </text:list-item>
        <text:list-item>
          <text:p text:style-name="P8"><text:span text:style-name="Strong_20_Emphasis">Pode fazer</text:span>: exibir textos, números, contas, variáveis, misturar texto com dados.</text:p>
        </text:list-item>
        <text:list-item>
          <text:p text:style-name="P8"><text:span text:style-name="Strong_20_Emphasis">Exemplos</text:span>:</text:p>
          <text:p text:style-name="P9"><text:span text:style-name="Source_20_Text">print("Olá, Mundo!") <text:s text:c="9"/># mostra texto</text:span></text:p>
          <text:p text:style-name="P10"><text:span text:style-name="Source_20_Text">print(7 + 4) <text:s text:c="17"/># mostra soma → 11</text:span></text:p>
          <text:p text:style-name="P10"><text:span text:style-name="Source_20_Text">print("7" + "4") <text:s text:c="13"/># junta textos → "74"</text:span></text:p>
          <text:p text:style-name="P11"><text:span text:style-name="Source_20_Text">print("Idade:", 32) <text:s text:c="10"/># mistura texto e número</text:span></text:p>
        </text:list-item>
      </text:list>
      <text:p text:style-name="Horizontal_20_Line"/>
      <text:h text:style-name="Heading_20_2" text:outline-level="2">⌨️ <text:span text:style-name="Source_20_Text">input()</text:span></text:h>
      <text:list text:style-name="L5">
        <text:list-item>
          <text:p text:style-name="P12"><text:span text:style-name="Strong_20_Emphasis">Função</text:span>: lê um valor digitado pelo usuário.</text:p>
        </text:list-item>
        <text:list-item>
          <text:p text:style-name="P12"><text:span text:style-name="Strong_20_Emphasis">Sempre retorna texto (string)</text:span>, mesmo que seja número.</text:p>
        </text:list-item>
        <text:list-item>
          <text:p text:style-name="P12"><text:span text:style-name="Strong_20_Emphasis">Exemplos</text:span>:</text:p>
          <text:p text:style-name="P13"><text:span text:style-name="Source_20_Text">nome = input("Qual é o seu nome? ")</text:span></text:p>
          <text:p text:style-name="P14"><text:span text:style-name="Source_20_Text">print("Olá,", nome)</text:span></text:p>
        </text:list-item>
      </text:list>
      <text:p text:style-name="Text_20_body">Se quiser número, precisa <text:span text:style-name="Strong_20_Emphasis">converter</text:span>:</text:p>
      <text:p text:style-name="P2"><text:span text:style-name="Source_20_Text">idade = int(input("Qual é sua idade? ")) <text:s text:c="3"/># converte para inteiro</text:span></text:p>
      <text:p text:style-name="P4"><text:span text:style-name="Source_20_Text">peso = float(input("Qual é seu peso? ")) <text:s text:c="3"/># converte para decimal</text:span></text:p>
      <text:p text:style-name="Horizontal_20_Line"/>
      <text:h text:style-name="Heading_20_2" text:outline-level="2">🔀 <text:span text:style-name="Source_20_Text">int()</text:span>, <text:span text:style-name="Source_20_Text">float()</text:span>, <text:span text:style-name="Source_20_Text">str()</text:span></text:h>
      <text:p text:style-name="Text_20_body">São <text:span text:style-name="Strong_20_Emphasis">funções de conversão de tipos</text:span>:</text:p>
      <text:list text:style-name="L6">
        <text:list-item>
          <text:p text:style-name="P15"><text:span text:style-name="Source_20_Text">int()</text:span> → transforma para número inteiro.</text:p>
        </text:list-item>
        <text:list-item>
          <text:p text:style-name="P15"><text:span text:style-name="Source_20_Text">float()</text:span> → transforma para número decimal (com vírgula/ponto).</text:p>
        </text:list-item>
        <text:list-item>
          <text:p text:style-name="P15"><text:span text:style-name="Source_20_Text">str()</text:span> → transforma qualquer coisa em texto.</text:p>
        </text:list-item>
      </text:list>
      <text:p text:style-name="P2"><text:span text:style-name="Source_20_Text">numero = int("10") <text:s text:c="5"/># transforma texto "10" em número 10</text:span></text:p>
      <text:p text:style-name="P3"><text:span text:style-name="Source_20_Text">altura = float("1.75") <text:s/># transforma "1.75" em número 1.75</text:span></text:p>
      <text:p text:style-name="P4"><text:span text:style-name="Source_20_Text">texto = str(100) <text:s text:c="7"/># transforma número em texto "100"</text:span></text:p>
      <text:p text:style-name="Horizontal_20_Line"/>
      <text:h text:style-name="Heading_20_1" text:outline-level="1"><text:soft-page-break/>📦 Outras funções básicas úteis (você vai usar MUITO)</text:h>
      <text:h text:style-name="Heading_20_2" text:outline-level="2">🧮 Funções matemáticas básicas</text:h>
      <text:list text:style-name="L7">
        <text:list-item>
          <text:p text:style-name="P16"><text:span text:style-name="Source_20_Text">abs(x)</text:span> → valor absoluto.</text:p>
        </text:list-item>
        <text:list-item>
          <text:p text:style-name="P16"><text:span text:style-name="Source_20_Text">pow(a, b)</text:span> → potência (igual a <text:span text:style-name="Source_20_Text">a ** b</text:span>).</text:p>
        </text:list-item>
        <text:list-item>
          <text:p text:style-name="P16"><text:span text:style-name="Source_20_Text">max(a, b, c...)</text:span> → maior valor.</text:p>
        </text:list-item>
        <text:list-item>
          <text:p text:style-name="P16"><text:span text:style-name="Source_20_Text">min(a, b, c...)</text:span> → menor valor.</text:p>
        </text:list-item>
        <text:list-item>
          <text:p text:style-name="P16"><text:span text:style-name="Source_20_Text">round(x, n)</text:span> → arredonda número (n casas decimais).</text:p>
        </text:list-item>
      </text:list>
      <text:p text:style-name="P2"><text:span text:style-name="Source_20_Text">print(abs(-5)) <text:s text:c="6"/># 5</text:span></text:p>
      <text:p text:style-name="P3"><text:span text:style-name="Source_20_Text">print(pow(2, 3)) <text:s text:c="4"/># 8</text:span></text:p>
      <text:p text:style-name="P3"><text:span text:style-name="Source_20_Text">print(max(4, 7, 2)) <text:s/># 7</text:span></text:p>
      <text:p text:style-name="P4"><text:span text:style-name="Source_20_Text">print(round(3.14159, 2)) <text:s/># 3.14</text:span></text:p>
      <text:p text:style-name="Horizontal_20_Line"/>
      <text:h text:style-name="Heading_20_2" text:outline-level="2">📏 Funções de texto</text:h>
      <text:list text:style-name="L8">
        <text:list-item>
          <text:p text:style-name="P17"><text:span text:style-name="Source_20_Text">len(texto)</text:span> → conta quantos caracteres tem.</text:p>
        </text:list-item>
        <text:list-item>
          <text:p text:style-name="P17"><text:span text:style-name="Source_20_Text">texto.upper()</text:span> → deixa tudo em maiúsculas.</text:p>
        </text:list-item>
        <text:list-item>
          <text:p text:style-name="P17"><text:span text:style-name="Source_20_Text">texto.lower()</text:span> → deixa tudo em minúsculas.</text:p>
        </text:list-item>
        <text:list-item>
          <text:p text:style-name="P17"><text:span text:style-name="Source_20_Text">texto.title()</text:span> → primeira letra maiúscula de cada palavra.</text:p>
        </text:list-item>
      </text:list>
      <text:p text:style-name="P2"><text:span text:style-name="Source_20_Text">frase = "Python é top!"</text:span></text:p>
      <text:p text:style-name="P3"><text:span text:style-name="Source_20_Text">print(len(frase)) <text:s text:c="6"/># 13</text:span></text:p>
      <text:p text:style-name="P3"><text:span text:style-name="Source_20_Text">print(frase.upper()) <text:s text:c="3"/># "PYTHON É TOP!"</text:span></text:p>
      <text:p text:style-name="P3"><text:span text:style-name="Source_20_Text">print(frase.lower()) <text:s text:c="3"/># "python é top!"</text:span></text:p>
      <text:p text:style-name="P4"><text:span text:style-name="Source_20_Text">print(frase.title()) <text:s text:c="3"/># "Python É Top!"</text:span></text:p>
      <text:p text:style-name="Horizontal_20_Line"/>
      <text:p text:style-name="Text_20_body">✅ Até aqui, você já tem um kit básico de funções para <text:span text:style-name="Strong_20_Emphasis">mostrar, ler, converter e manipular dados</text:span>.<text:line-break/>Isso já permite montar <text:span text:style-name="Strong_20_Emphasis">programas simples e interativos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2:58:21.600092900</meta:creation-date>
    <dc:date>2025-09-01T12:59:50.047653300</dc:date>
    <meta:editing-duration>PT1M28S</meta:editing-duration>
    <meta:editing-cycles>1</meta:editing-cycles>
    <meta:document-statistic meta:table-count="0" meta:image-count="0" meta:object-count="0" meta:page-count="4" meta:paragraph-count="99" meta:word-count="695" meta:character-count="4034" meta:non-whitespace-character-count="3367"/>
    <meta:generator>LibreOffice/25.8.1.1$Windows_X86_64 LibreOffice_project/54047653041915e595ad4e45cccea684809c77b5</meta:generator>
  </office:meta>
</office:document-meta>
</file>